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59fcc" draw:shadow="hidden"/>
    </style:style>
    <style:style style:name="gr2" style:family="graphic" style:parent-style-name="standard">
      <style:graphic-properties draw:stroke="solid" svg:stroke-width="0.026cm" svg:stroke-color="#759fc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ed7d31" draw:shadow="hidden"/>
    </style:style>
    <style:style style:name="gr5" style:family="graphic" style:parent-style-name="standard">
      <style:graphic-properties draw:stroke="solid" svg:stroke-width="0.159cm" svg:stroke-color="#ed7d31" svg:stroke-opacity="100%" draw:stroke-linejoin="round" svg:stroke-linecap="round" draw:fill="none" fo:padding-top="0.204cm" fo:padding-bottom="0.204cm" fo:padding-left="0.329cm" fo:padding-right="0.329cm" draw:shadow="hidden"/>
    </style:style>
    <style:style style:name="gr6" style:family="graphic" style:parent-style-name="standard">
      <style:graphic-properties draw:stroke="solid" svg:stroke-width="0.009cm" svg:stroke-color="#ed7d31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dash" draw:stroke-dash="Dash_5f_0" svg:stroke-width="0.035cm" svg:stroke-color="#ed7d31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none" draw:fill="solid" draw:fill-color="#41719c" draw:shadow="hidden"/>
    </style:style>
    <style:style style:name="gr9" style:family="graphic" style:parent-style-name="standard">
      <style:graphic-properties draw:stroke="solid" svg:stroke-width="0.071cm" svg:stroke-color="#41719c" svg:stroke-opacity="100%" draw:stroke-linejoin="round" svg:stroke-linecap="round" draw:fill="none" fo:padding-top="0.16cm" fo:padding-bottom="0.16cm" fo:padding-left="0.285cm" fo:padding-right="0.285cm" draw:shadow="hidden"/>
    </style:style>
    <style:style style:name="gr10" style:family="graphic" style:parent-style-name="standard">
      <style:graphic-properties draw:stroke="dash" draw:stroke-dash="Dash_5f_0" svg:stroke-width="0.035cm" svg:stroke-color="#41719c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svg:stroke-width="0.026cm" svg:stroke-color="#ed7d3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solid" svg:stroke-width="0.026cm" svg:stroke-color="#41719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solid" svg:stroke-width="0.009cm" svg:stroke-color="#41719c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dash" draw:stroke-dash="Dash_5f_1" svg:stroke-width="0.009cm" svg:stroke-color="#ed7d31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dash" draw:stroke-dash="Dash_5f_1" svg:stroke-width="0.009cm" svg:stroke-color="#41719c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solid" draw:fill-color="#759fcc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d7d31"/>
    </style:style>
    <style:style style:name="P5" style:family="paragraph">
      <loext:graphic-properties draw:fill="solid" draw:fill-color="#41719c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0.2cm" svg:height="24.5cm" svg:x="15.949cm" svg:y="3.18cm" svg:viewBox="0 0 201 24501" draw:points="101,24501 0,24001 49,24001 0,0 51,0 101,0 150,24000 201,24000">
            <text:p/>
          </draw:polygon>
          <draw:polygon draw:style-name="gr2" draw:text-style-name="P2" draw:layer="layout" svg:width="0.2cm" svg:height="24.5cm" svg:x="15.949cm" svg:y="3.18cm" svg:viewBox="0 0 201 24501" draw:points="101,24501 0,24001 49,24001 0,0 51,0 101,0 150,24000 201,24000">
            <text:p/>
          </draw:polygon>
        </draw:g>
        <draw:frame draw:style-name="gr3" draw:text-style-name="P2" draw:layer="layout" svg:width="2.5cm" svg:height="0.791cm" svg:x="14.886cm" svg:y="27.773cm">
          <draw:text-box>
            <text:p text:style-name="P3"><text:span text:style-name="T1">T (time)</text:span></text:p>
          </draw:text-box>
        </draw:frame>
        <draw:frame draw:style-name="gr3" draw:text-style-name="P2" draw:layer="layout" svg:width="2.5cm" svg:height="0.791cm" svg:x="14.997cm" svg:y="2.181cm">
          <draw:text-box>
            <text:p text:style-name="P3"><text:span text:style-name="T1">T (time)</text:span></text:p>
          </draw:text-box>
        </draw:frame>
        <draw:g>
          <draw:path draw:style-name="gr4" draw:text-style-name="P4" draw:layer="layout" svg:width="0.359cm" svg:height="24.55cm" svg:x="5.47cm" svg:y="3.13cm" svg:viewBox="0 0 360 24551" svg:d="M149 0c0 0-1 0-2 0-26 0-52 8-74 21-23 14-41 33-54 56s-19 49-19 75 8 52 21 75c14 22 33 41 56 53 23 13 48 19 73 19 1 0 2 0 3 0 26 0 52-8 74-21 23-14 41-33 54-56s19-49 19-75c-1-26-8-52-22-74-13-23-32-42-55-54-23-13-48-19-74-19zM360 24250l-301 1 152 300z">
            <text:p/>
          </draw:path>
          <draw:path draw:style-name="gr5" draw:text-style-name="P2" draw:layer="layout" svg:width="0.359cm" svg:height="24.55cm" svg:x="5.47cm" svg:y="3.13cm" svg:viewBox="0 0 360 24551" svg:d="M149 0c0 0-1 0-2 0-26 0-52 8-74 21-23 14-41 33-54 56s-19 49-19 75 8 52 21 75c14 22 33 41 56 53 23 13 48 19 73 19 1 0 2 0 3 0 26 0 52-8 74-21 23-14 41-33 54-56s19-49 19-75c-1-26-8-52-22-74-13-23-32-42-55-54-23-13-48-19-74-19zM360 24250l-301 1 152 300zM150 299l60 23952">
            <text:p/>
          </draw:path>
        </draw:g>
        <draw:g>
          <draw:path draw:style-name="gr4" draw:text-style-name="P4" draw:layer="layout" svg:width="0.347cm" svg:height="24.55cm" svg:x="7.359cm" svg:y="3.144cm" svg:viewBox="0 0 348 24551" svg:d="M137 0c-22 2-45 9-64 21-23 13-42 33-54 56-13 23-20 49-19 75 0 26 8 52 21 75 14 22 33 41 56 54 19 10 40 16 61 18 23-2 45-9 65-21 23-13 41-33 54-56s20-49 19-75c0-26-8-52-21-75-14-22-33-41-56-54-19-10-40-16-62-18zM348 24251l-301 1 151 299z">
            <text:p/>
          </draw:path>
          <draw:path draw:style-name="gr6" draw:text-style-name="P2" draw:layer="layout" svg:width="0.347cm" svg:height="24.55cm" svg:x="7.359cm" svg:y="3.144cm" svg:viewBox="0 0 348 24551" svg:d="M137 0c-22 2-45 9-64 21-23 13-42 33-54 56-13 23-20 49-19 75 0 26 8 52 21 75 14 22 33 41 56 54 19 10 40 16 61 18 23-2 45-9 65-21 23-13 41-33 54-56s20-49 19-75c0-26-8-52-21-75-14-22-33-41-56-54-19-10-40-16-62-18zM348 24251l-301 1 151 299zM138 299l60 23953">
            <text:p/>
          </draw:path>
        </draw:g>
        <draw:g>
          <draw:path draw:style-name="gr4" draw:text-style-name="P4" draw:layer="layout" svg:width="0.347cm" svg:height="24.55cm" svg:x="9.248cm" svg:y="3.144cm" svg:viewBox="0 0 348 24551" svg:d="M137 0c-22 2-45 9-64 21-23 13-42 33-54 56-13 23-20 49-19 75 0 26 8 52 21 75 14 22 33 41 56 54 19 10 40 16 61 18 23-2 45-9 65-21 23-13 41-33 54-56s20-49 19-75c0-26-8-52-21-75-14-22-33-41-56-54-19-10-40-16-62-18zM348 24251l-301 1 151 299z">
            <text:p/>
          </draw:path>
          <draw:path draw:style-name="gr7" draw:text-style-name="P2" draw:layer="layout" svg:width="0.347cm" svg:height="24.55cm" svg:x="9.248cm" svg:y="3.144cm" svg:viewBox="0 0 348 24551" svg:d="M137 0c-22 2-45 9-64 21-23 13-42 33-54 56-13 23-20 49-19 75 0 26 8 52 21 75 14 22 33 41 56 54 19 10 40 16 61 18 23-2 45-9 65-21 23-13 41-33 54-56s20-49 19-75c0-26-8-52-21-75-14-22-33-41-56-54-19-10-40-16-62-18zM348 24251l-301 1 151 299zM138 299l60 23953">
            <text:p/>
          </draw:path>
        </draw:g>
        <draw:g>
          <draw:polygon draw:style-name="gr1" draw:text-style-name="P1" draw:layer="layout" svg:width="0.2cm" svg:height="24.5cm" svg:x="2.34cm" svg:y="3.18cm" svg:viewBox="0 0 201 24501" draw:points="101,24501 0,24001 49,24001 0,0 51,0 101,0 150,24000 201,24000">
            <text:p/>
          </draw:polygon>
          <draw:polygon draw:style-name="gr2" draw:text-style-name="P2" draw:layer="layout" svg:width="0.2cm" svg:height="24.5cm" svg:x="2.34cm" svg:y="3.18cm" svg:viewBox="0 0 201 24501" draw:points="101,24501 0,24001 49,24001 0,0 51,0 101,0 150,24000 201,24000">
            <text:p/>
          </draw:polygon>
        </draw:g>
        <draw:frame draw:style-name="gr3" draw:text-style-name="P2" draw:layer="layout" svg:width="2.5cm" svg:height="0.791cm" svg:x="1.391cm" svg:y="27.805cm">
          <draw:text-box>
            <text:p text:style-name="P3"><text:span text:style-name="T1">T (time)</text:span></text:p>
          </draw:text-box>
        </draw:frame>
        <draw:frame draw:style-name="gr3" draw:text-style-name="P2" draw:layer="layout" svg:width="2.5cm" svg:height="0.791cm" svg:x="1.328cm" svg:y="2.149cm">
          <draw:text-box>
            <text:p text:style-name="P3"><text:span text:style-name="T1">T (time)</text:span></text:p>
          </draw:text-box>
        </draw:frame>
        <draw:g>
          <draw:path draw:style-name="gr8" draw:text-style-name="P5" draw:layer="layout" svg:width="0.359cm" svg:height="24.55cm" svg:x="11.915cm" svg:y="3.144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">
            <text:p/>
          </draw:path>
          <draw:path draw:style-name="gr9" draw:text-style-name="P2" draw:layer="layout" svg:width="0.359cm" svg:height="24.55cm" svg:x="11.915cm" svg:y="3.144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M150 299l60 23953">
            <text:p/>
          </draw:path>
        </draw:g>
        <draw:g>
          <draw:path draw:style-name="gr8" draw:text-style-name="P5" draw:layer="layout" svg:width="0.359cm" svg:height="24.55cm" svg:x="13.804cm" svg:y="3.144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">
            <text:p/>
          </draw:path>
          <draw:path draw:style-name="gr10" draw:text-style-name="P2" draw:layer="layout" svg:width="0.359cm" svg:height="24.55cm" svg:x="13.804cm" svg:y="3.144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M150 299l60 23953">
            <text:p/>
          </draw:path>
        </draw:g>
        <draw:g>
          <draw:g>
            <draw:polygon draw:style-name="gr4" draw:text-style-name="P4" draw:layer="layout" svg:width="2.5cm" svg:height="0.5cm" svg:x="4.4cm" svg:y="2.294cm" svg:viewBox="0 0 2501 501" draw:points="0,501 2501,501 2501,0 0,0">
              <text:p/>
            </draw:polygon>
            <draw:polygon draw:style-name="gr11" draw:text-style-name="P2" draw:layer="layout" svg:width="2.5cm" svg:height="0.5cm" svg:x="4.4cm" svg:y="2.2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4.4cm" svg:y="2.149cm">
            <draw:text-box>
              <text:p text:style-name="P3"><text:span text:style-name="T1">master</text:span></text:p>
            </draw:text-box>
          </draw:frame>
        </draw:g>
        <draw:frame draw:style-name="gr3" draw:text-style-name="P2" draw:layer="layout" svg:width="2.5cm" svg:height="0.791cm" svg:x="4.282cm" svg:y="27.696cm">
          <draw:text-box>
            <text:p text:style-name="P3"><text:span text:style-name="T1">trunk</text:span></text:p>
          </draw:text-box>
        </draw:frame>
        <draw:g>
          <draw:g>
            <draw:polygon draw:style-name="gr4" draw:text-style-name="P4" draw:layer="layout" svg:width="2.5cm" svg:height="0.5cm" svg:x="6.289cm" svg:y="2.294cm" svg:viewBox="0 0 2501 501" draw:points="0,501 2501,501 2501,0 0,0">
              <text:p/>
            </draw:polygon>
            <draw:polygon draw:style-name="gr11" draw:text-style-name="P2" draw:layer="layout" svg:width="2.5cm" svg:height="0.5cm" svg:x="6.289cm" svg:y="2.2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6.289cm" svg:y="2.149cm">
            <draw:text-box>
              <text:p text:style-name="P3"><text:span text:style-name="T1">mnt151</text:span></text:p>
            </draw:text-box>
          </draw:frame>
        </draw:g>
        <draw:g>
          <draw:g>
            <draw:polygon draw:style-name="gr4" draw:text-style-name="P4" draw:layer="layout" svg:width="2.5cm" svg:height="0.5cm" svg:x="8.378cm" svg:y="2.294cm" svg:viewBox="0 0 2501 501" draw:points="0,501 2501,501 2501,0 0,0">
              <text:p/>
            </draw:polygon>
            <draw:polygon draw:style-name="gr11" draw:text-style-name="P2" draw:layer="layout" svg:width="2.5cm" svg:height="0.5cm" svg:x="8.378cm" svg:y="2.2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8.378cm" svg:y="2.149cm">
            <draw:text-box>
              <text:p text:style-name="P3"><text:span text:style-name="T1">pr151</text:span></text:p>
            </draw:text-box>
          </draw:frame>
        </draw:g>
        <draw:g>
          <draw:g>
            <draw:polygon draw:style-name="gr8" draw:text-style-name="P5" draw:layer="layout" svg:width="2.5cm" svg:height="0.5cm" svg:x="10.645cm" svg:y="2.294cm" svg:viewBox="0 0 2501 501" draw:points="0,501 2501,501 2501,0 0,0">
              <text:p/>
            </draw:polygon>
            <draw:polygon draw:style-name="gr12" draw:text-style-name="P2" draw:layer="layout" svg:width="2.5cm" svg:height="0.5cm" svg:x="10.645cm" svg:y="2.2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10.645cm" svg:y="2.149cm">
            <draw:text-box>
              <text:p text:style-name="P3"><text:span text:style-name="T1">dev200</text:span></text:p>
            </draw:text-box>
          </draw:frame>
        </draw:g>
        <draw:g>
          <draw:g>
            <draw:polygon draw:style-name="gr8" draw:text-style-name="P5" draw:layer="layout" svg:width="2.5cm" svg:height="0.5cm" svg:x="12.934cm" svg:y="2.294cm" svg:viewBox="0 0 2501 501" draw:points="0,501 2501,501 2501,0 0,0">
              <text:p/>
            </draw:polygon>
            <draw:polygon draw:style-name="gr12" draw:text-style-name="P2" draw:layer="layout" svg:width="2.5cm" svg:height="0.5cm" svg:x="12.934cm" svg:y="2.2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12.934cm" svg:y="2.149cm">
            <draw:text-box>
              <text:p text:style-name="P3"><text:span text:style-name="T1">pr200</text:span></text:p>
            </draw:text-box>
          </draw:frame>
        </draw:g>
        <draw:g>
          <draw:g>
            <draw:polygon draw:style-name="gr4" draw:text-style-name="P4" draw:layer="layout" svg:width="2.5cm" svg:height="0.5cm" svg:x="2.724cm" svg:y="3.097cm" svg:viewBox="0 0 2501 501" draw:points="0,501 2501,501 2501,0 0,0">
              <text:p/>
            </draw:polygon>
            <draw:polygon draw:style-name="gr11" draw:text-style-name="P2" draw:layer="layout" svg:width="2.5cm" svg:height="0.5cm" svg:x="2.724cm" svg:y="3.097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2.724cm" svg:y="2.952cm">
            <draw:text-box>
              <text:p text:style-name="P3"><text:span text:style-name="T1">v1.5.11</text:span></text:p>
            </draw:text-box>
          </draw:frame>
        </draw:g>
        <draw:g>
          <draw:g>
            <draw:polygon draw:style-name="gr4" draw:text-style-name="P4" draw:layer="layout" svg:width="2.5cm" svg:height="0.5cm" svg:x="2.724cm" svg:y="6.097cm" svg:viewBox="0 0 2501 501" draw:points="0,501 2501,501 2501,0 0,0">
              <text:p/>
            </draw:polygon>
            <draw:polygon draw:style-name="gr11" draw:text-style-name="P2" draw:layer="layout" svg:width="2.5cm" svg:height="0.5cm" svg:x="2.724cm" svg:y="6.097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2.724cm" svg:y="5.952cm">
            <draw:text-box>
              <text:p text:style-name="P3"><text:span text:style-name="T1">v1.5.111</text:span></text:p>
            </draw:text-box>
          </draw:frame>
        </draw:g>
        <draw:g>
          <draw:g>
            <draw:polygon draw:style-name="gr4" draw:text-style-name="P4" draw:layer="layout" svg:width="2.5cm" svg:height="0.5cm" svg:x="2.724cm" svg:y="9.028cm" svg:viewBox="0 0 2501 501" draw:points="0,501 2501,501 2501,0 0,0">
              <text:p/>
            </draw:polygon>
            <draw:polygon draw:style-name="gr11" draw:text-style-name="P2" draw:layer="layout" svg:width="2.5cm" svg:height="0.5cm" svg:x="2.724cm" svg:y="9.028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2.724cm" svg:y="8.883cm">
            <draw:text-box>
              <text:p text:style-name="P3"><text:span text:style-name="T1">v1.5.112</text:span></text:p>
            </draw:text-box>
          </draw:frame>
        </draw:g>
        <draw:g>
          <draw:g>
            <draw:polygon draw:style-name="gr4" draw:text-style-name="P4" draw:layer="layout" svg:width="2.5cm" svg:height="0.5cm" svg:x="2.724cm" svg:y="21.036cm" svg:viewBox="0 0 2501 501" draw:points="0,501 2501,501 2501,0 0,0">
              <text:p/>
            </draw:polygon>
            <draw:polygon draw:style-name="gr11" draw:text-style-name="P2" draw:layer="layout" svg:width="2.5cm" svg:height="0.5cm" svg:x="2.724cm" svg:y="21.036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2.724cm" svg:y="20.891cm">
            <draw:text-box>
              <text:p text:style-name="P3"><text:span text:style-name="T1">V2.0.0</text:span></text:p>
            </draw:text-box>
          </draw:frame>
        </draw:g>
        <draw:g>
          <draw:path draw:style-name="gr4" draw:text-style-name="P4" draw:layer="layout" svg:width="0.63cm" svg:height="0.599cm" svg:x="5.31cm" svg:y="6.076cm" svg:viewBox="0 0 631 600" svg:d="M631 300c0 53-15 104-42 150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5.31cm" svg:y="6.076cm" svg:viewBox="0 0 631 600" svg:d="M631 300c0 53-15 104-42 150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0.63cm" svg:height="0.599cm" svg:x="5.333cm" svg:y="8.981cm" svg:viewBox="0 0 631 600" svg:d="M631 300c0 53-15 104-42 150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5.333cm" svg:y="8.981cm" svg:viewBox="0 0 631 600" svg:d="M631 300c0 53-15 104-42 150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0.63cm" svg:height="0.599cm" svg:x="5.357cm" svg:y="21.029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5.357cm" svg:y="21.029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2.185cm" svg:height="0.786cm" svg:x="7.364cm" svg:y="4.45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">
            <text:p/>
          </draw:path>
          <draw:path draw:style-name="gr6" draw:text-style-name="P2" draw:layer="layout" svg:width="2.185cm" svg:height="0.786cm" svg:x="7.364cm" svg:y="4.45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M296 599l1597-420">
            <text:p/>
          </draw:path>
        </draw:g>
        <draw:g>
          <draw:g>
            <draw:polygon draw:style-name="gr4" draw:text-style-name="P4" draw:layer="layout" svg:width="1.135cm" svg:height="0.752cm" svg:x="7.87cm" svg:y="4.098cm" svg:viewBox="0 0 1136 753" draw:points="129,753 1136,483 1007,0 0,269">
              <text:p/>
            </draw:polygon>
            <draw:polygon draw:style-name="gr11" draw:text-style-name="P2" draw:layer="layout" svg:width="1.135cm" svg:height="0.752cm" svg:x="7.87cm" svg:y="4.098cm" svg:viewBox="0 0 1136 753" draw:points="129,753 1136,483 1007,0 0,269">
              <text:p/>
            </draw:polygon>
          </draw:g>
          <draw:frame draw:style-name="gr3" draw:text-style-name="P2" draw:layer="layout" svg:width="1.041cm" svg:height="0.791cm" draw:transform="rotate (0.261799387799149) translate (7.832cm 4.227cm)">
            <draw:text-box>
              <text:p text:style-name="P3"><text:span text:style-name="T1">PR</text:span></text:p>
            </draw:text-box>
          </draw:frame>
        </draw:g>
        <draw:g>
          <draw:path draw:style-name="gr4" draw:text-style-name="P4" draw:layer="layout" svg:width="1.878cm" svg:height="0.752cm" svg:x="5.789cm" svg:y="5.776cm" svg:viewBox="0 0 1879 753" svg:d="M6 644c7 25 21 48 40 67 19 18 43 31 68 37 26 7 53 6 78-1 26-7 49-21 67-40s31-43 38-68c6-26 6-53-2-78v-1c-7-25-21-48-40-66-19-19-42-32-68-38-26-7-52-6-78 1-25 7-48 21-67 40-18 19-31 43-37 69-7 25-6 52 1 78zM1873 109c-7-25-21-48-40-67-19-18-43-31-68-37-26-7-53-6-78 1-26 7-49 21-67 40s-31 43-38 68c-6 26-6 53 2 78v1c7 25 21 48 40 66 19 19 42 32 68 38 26 7 52 6 78-1 25-7 48-21 67-40 18-19 31-43 37-69 7-25 6-52-1-78z">
            <text:p/>
          </draw:path>
          <draw:path draw:style-name="gr6" draw:text-style-name="P2" draw:layer="layout" svg:width="1.878cm" svg:height="0.752cm" svg:x="5.789cm" svg:y="5.776cm" svg:viewBox="0 0 1879 753" svg:d="M6 644c7 25 21 48 40 67 19 18 43 31 68 37 26 7 53 6 78-1 26-7 49-21 67-40s31-43 38-68c6-26 6-53-2-78v-1c-7-25-21-48-40-66-19-19-42-32-68-38-26-7-52-6-78 1-25 7-48 21-67 40-18 19-31 43-37 69-7 25-6 52 1 78zM1873 109c-7-25-21-48-40-67-19-18-43-31-68-37-26-7-53-6-78 1-26 7-49 21-67 40s-31 43-38 68c-6 26-6 53 2 78v1c7 25 21 48 40 66 19 19 42 32 68 38 26 7 52 6 78-1 25-7 48-21 67-40 18-19 31-43 37-69 7-25 6-52-1-78zM295 560l1289-367">
            <text:p/>
          </draw:path>
        </draw:g>
        <draw:g>
          <draw:path draw:style-name="gr4" draw:text-style-name="P4" draw:layer="layout" svg:width="1.86cm" svg:height="0.857cm" svg:x="5.813cm" svg:y="8.574cm" svg:viewBox="0 0 1861 858" svg:d="M9 759v1c9 25 25 47 45 64s45 28 71 32c26 5 52 3 77-6s47-25 64-45 28-45 33-71c4-25 2-52-7-76 0-1 0-1 0-1-9-25-24-47-45-64-20-17-44-28-70-33-26-4-53-2-78 7s-47 24-64 45c-17 20-28 44-32 70-5 26-3 52 6 77zM1853 100v-1c-9-25-25-47-45-64s-45-28-71-32c-26-5-52-3-77 6s-47 25-64 45-28 45-33 71c-4 25-2 52 7 76 0 1 0 1 0 1 9 25 24 47 45 64 20 17 44 28 70 33 26 4 53 2 78-7s47-24 64-45c17-20 28-44 32-70 5-26 3-52-6-77z">
            <text:p/>
          </draw:path>
          <draw:path draw:style-name="gr6" draw:text-style-name="P2" draw:layer="layout" svg:width="1.86cm" svg:height="0.857cm" svg:x="5.813cm" svg:y="8.574cm" svg:viewBox="0 0 1861 858" svg:d="M9 759v1c9 25 25 47 45 64s45 28 71 32c26 5 52 3 77-6s47-25 64-45 28-45 33-71c4-25 2-52-7-76 0-1 0-1 0-1-9-25-24-47-45-64-20-17-44-28-70-33-26-4-53-2-78 7s-47 24-64 45c-17 20-28 44-32 70-5 26-3 52 6 77zM1853 100v-1c-9-25-25-47-45-64s-45-28-71-32c-26-5-52-3-77 6s-47 25-64 45-28 45-33 71c-4 25-2 52 7 76 0 1 0 1 0 1 9 25 24 47 45 64 20 17 44 28 70 33 26 4 53 2 78-7s47-24 64-45c17-20 28-44 32-70 5-26 3-52-6-77zM292 658l1278-457">
            <text:p/>
          </draw:path>
        </draw:g>
        <draw:g>
          <draw:path draw:style-name="gr8" draw:text-style-name="P5" draw:layer="layout" svg:width="2.185cm" svg:height="0.786cm" svg:x="11.964cm" svg:y="15.312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">
            <text:p/>
          </draw:path>
          <draw:path draw:style-name="gr13" draw:text-style-name="P2" draw:layer="layout" svg:width="2.185cm" svg:height="0.786cm" svg:x="11.964cm" svg:y="15.312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M296 599l1597-420">
            <text:p/>
          </draw:path>
        </draw:g>
        <draw:g>
          <draw:g>
            <draw:polygon draw:style-name="gr8" draw:text-style-name="P5" draw:layer="layout" svg:width="1.135cm" svg:height="0.752cm" svg:x="12.47cm" svg:y="14.96cm" svg:viewBox="0 0 1136 753" draw:points="129,753 1136,483 1007,0 0,269">
              <text:p/>
            </draw:polygon>
            <draw:polygon draw:style-name="gr12" draw:text-style-name="P2" draw:layer="layout" svg:width="1.135cm" svg:height="0.752cm" svg:x="12.47cm" svg:y="14.96cm" svg:viewBox="0 0 1136 753" draw:points="129,753 1136,483 1007,0 0,269">
              <text:p/>
            </draw:polygon>
          </draw:g>
          <draw:frame draw:style-name="gr3" draw:text-style-name="P2" draw:layer="layout" svg:width="1.041cm" svg:height="0.791cm" draw:transform="rotate (0.261799387799149) translate (12.432cm 15.089cm)">
            <draw:text-box>
              <text:p text:style-name="P3"><text:span text:style-name="T1">PR</text:span></text:p>
            </draw:text-box>
          </draw:frame>
        </draw:g>
        <draw:g>
          <draw:path draw:style-name="gr8" draw:text-style-name="P5" draw:layer="layout" svg:width="6.293cm" svg:height="3.172cm" draw:transform="skewX (-0.0136135681655558) rotate (-0.02478367537832) translate (5.94564579279448cm 18.213139302376cm)" svg:viewBox="0 0 6294 3173" svg:d="M5 3067v1c6 26 15 48 29 66 12 17 28 30 46 35 17 6 35 4 52-4s32-23 44-42c12-20 20-44 24-70 3-25 2-51-3-76 0-1 0-1 0-2-6-25-15-47-29-65-13-18-29-30-46-35-17-6-36-4-52 4-17 8-32 23-44 42-12 20-20 44-24 70-3 25-3 51 3 76zM6289 104v-1c-5-25-15-47-28-65s-29-30-47-35c-17-6-34-4-51 4s-32 23-44 42c-12 20-20 44-24 69-3 26-3 52 3 77v1c5 25 15 47 29 65 12 18 28 30 46 35 17 6 35 4 51-4 17-8 33-22 45-42 11-20 19-43 23-69 3-26 3-52-3-77z">
            <text:p/>
          </draw:path>
          <draw:path draw:style-name="gr13" draw:text-style-name="P2" draw:layer="layout" svg:width="6.293cm" svg:height="3.172cm" draw:transform="skewX (-0.0136135681655558) rotate (-0.02478367537832) translate (5.94564579279448cm 18.213139302376cm)" svg:viewBox="0 0 6294 3173" svg:d="M5 3067v1c6 26 15 48 29 66 12 17 28 30 46 35 17 6 35 4 52-4s32-23 44-42c12-20 20-44 24-70 3-25 2-51-3-76 0-1 0-1 0-2-6-25-15-47-29-65-13-18-29-30-46-35-17-6-36-4-52 4-17 8-32 23-44 42-12 20-20 44-24 70-3 25-3 51 3 76zM6289 104v-1c-5-25-15-47-28-65s-29-30-47-35c-17-6-34-4-51 4s-32 23-44 42c-12 20-20 44-24 69-3 26-3 52 3 77v1c5 25 15 47 29 65 12 18 28 30 46 35 17 6 35 4 51-4 17-8 33-22 45-42 11-20 19-43 23-69 3-26 3-52-3-77zM197 2977l5901-2782">
            <text:p/>
          </draw:path>
        </draw:g>
        <draw:g>
          <draw:path draw:style-name="gr4" draw:text-style-name="P4" draw:layer="layout" svg:width="1.743cm" svg:height="0.314cm" svg:x="5.616cm" svg:y="3.136cm" svg:viewBox="0 0 1744 315" svg:d="M0 180c2 23 10 45 22 64 14 23 34 41 57 53 23 13 49 19 76 18 26-1 52-9 74-23s40-33 53-57c10-19 16-40 17-61-2-23-10-46-22-65-14-23-33-41-57-53-23-13-49-19-75-18-27 1-52 9-75 23-22 14-40 33-53 57-10 19-16 40-17 62zM1441 0l6 300 297-157z">
            <text:p/>
          </draw:path>
          <draw:path draw:style-name="gr14" draw:text-style-name="P2" draw:layer="layout" svg:width="1.743cm" svg:height="0.314cm" svg:x="5.616cm" svg:y="3.136cm" svg:viewBox="0 0 1744 315" svg:d="M0 180c2 23 10 45 22 64 14 23 34 41 57 53 23 13 49 19 76 18 26-1 52-9 74-23s40-33 53-57c10-19 16-40 17-61-2-23-10-46-22-65-14-23-33-41-57-53-23-13-49-19-75-18-27 1-52 9-75 23-22 14-40 33-53 57-10 19-16 40-17 62zM1441 0l6 300 297-157zM299 174l1145-25">
            <text:p/>
          </draw:path>
        </draw:g>
        <draw:g>
          <draw:path draw:style-name="gr4" draw:text-style-name="P4" draw:layer="layout" svg:width="1.743cm" svg:height="0.314cm" svg:x="7.509cm" svg:y="3.124cm" svg:viewBox="0 0 1744 315" svg:d="M0 180c2 23 10 45 22 64 14 23 34 41 57 53 23 13 49 19 76 18 26-1 52-9 74-23s40-33 53-57c10-19 16-40 17-61-2-23-10-46-22-65-14-23-33-41-57-53-23-13-49-19-75-18-27 1-52 9-75 23-22 14-40 33-53 57-10 19-16 40-17 62zM1441 0l6 300 297-157z">
            <text:p/>
          </draw:path>
          <draw:path draw:style-name="gr14" draw:text-style-name="P2" draw:layer="layout" svg:width="1.743cm" svg:height="0.314cm" svg:x="7.509cm" svg:y="3.124cm" svg:viewBox="0 0 1744 315" svg:d="M0 180c2 23 10 45 22 64 14 23 34 41 57 53 23 13 49 19 76 18 26-1 52-9 74-23s40-33 53-57c10-19 16-40 17-61-2-23-10-46-22-65-14-23-33-41-57-53-23-13-49-19-75-18-27 1-52 9-75 23-22 14-40 33-53 57-10 19-16 40-17 62zM1441 0l6 300 297-157zM299 174l1145-25">
            <text:p/>
          </draw:path>
        </draw:g>
        <draw:g>
          <draw:path draw:style-name="gr8" draw:text-style-name="P5" draw:layer="layout" svg:width="2.626cm" svg:height="0.325cm" svg:x="9.275cm" svg:y="3.135cm" svg:viewBox="0 0 2627 326" svg:d="M0 180c0 0 0 1 0 2 2 26 14 52 35 74s49 41 84 53c36 12 75 18 115 17 39 0 78-8 111-22s60-34 80-57c18-23 27-48 26-73 0-1 0-2 0-3-2-26-14-52-35-74-20-22-50-41-84-53-35-12-74-18-115-17-39 1-77 8-111 22s-61 34-80 57c-17 23-27 48-26 74zM2171 0l9 300 447-157z">
            <text:p/>
          </draw:path>
          <draw:path draw:style-name="gr15" draw:text-style-name="P2" draw:layer="layout" svg:width="2.626cm" svg:height="0.325cm" svg:x="9.275cm" svg:y="3.135cm" svg:viewBox="0 0 2627 326" svg:d="M0 180c0 0 0 1 0 2 2 26 14 52 35 74s49 41 84 53c36 12 75 18 115 17 39 0 78-8 111-22s60-34 80-57c18-23 27-48 26-73 0-1 0-2 0-3-2-26-14-52-35-74-20-22-50-41-84-53-35-12-74-18-115-17-39 1-77 8-111 22s-61 34-80 57c-17 23-27 48-26 74zM2171 0l9 300 447-157zM451 174l1724-25">
            <text:p/>
          </draw:path>
        </draw:g>
        <draw:g>
          <draw:path draw:style-name="gr8" draw:text-style-name="P5" draw:layer="layout" svg:width="1.743cm" svg:height="0.325cm" svg:x="12.064cm" svg:y="3.134cm" svg:viewBox="0 0 1744 326" svg:d="M0 180c0 0 0 1 0 2 1 26 9 52 23 74s33 41 56 53c24 12 50 18 76 17 26 0 52-8 74-22s40-34 53-57c12-23 18-48 17-73 0-1 0-2 0-3-1-26-9-52-23-74-13-22-33-41-56-53s-49-18-76-17c-26 1-51 8-74 22-22 14-40 34-53 57-11 23-18 48-17 74zM1441 0l6 300 297-157z">
            <text:p/>
          </draw:path>
          <draw:path draw:style-name="gr15" draw:text-style-name="P2" draw:layer="layout" svg:width="1.743cm" svg:height="0.325cm" svg:x="12.064cm" svg:y="3.134cm" svg:viewBox="0 0 1744 326" svg:d="M0 180c0 0 0 1 0 2 1 26 9 52 23 74s33 41 56 53c24 12 50 18 76 17 26 0 52-8 74-22s40-34 53-57c12-23 18-48 17-73 0-1 0-2 0-3-1-26-9-52-23-74-13-22-33-41-56-53s-49-18-76-17c-26 1-51 8-74 22-22 14-40 34-53 57-11 23-18 48-17 74zM1441 0l6 300 297-157zM299 174l1145-25">
            <text:p/>
          </draw:path>
        </draw:g>
        <draw:g>
          <draw:path draw:style-name="gr8" draw:text-style-name="P5" draw:layer="layout" svg:width="2.039cm" svg:height="0.323cm" svg:x="11.926cm" svg:y="7.765cm" svg:viewBox="0 0 2040 324" svg:d="M0 189c2 22 10 45 22 64 14 22 34 41 57 53 23 13 49 19 76 18 26-1 52-9 74-23s41-34 53-57c10-19 16-41 17-62-2-23-10-45-22-65-14-22-33-41-57-53-23-12-49-18-75-18-27 1-52 9-75 23-22 14-40 34-53 57-10 19-16 41-17 63zM1737 0l7 300 296-157z">
            <text:p/>
          </draw:path>
          <draw:path draw:style-name="gr15" draw:text-style-name="P2" draw:layer="layout" svg:width="2.039cm" svg:height="0.323cm" svg:x="11.926cm" svg:y="7.765cm" svg:viewBox="0 0 2040 324" svg:d="M0 189c2 22 10 45 22 64 14 22 34 41 57 53 23 13 49 19 76 18 26-1 52-9 74-23s41-34 53-57c10-19 16-41 17-62-2-23-10-45-22-65-14-22-33-41-57-53-23-12-49-18-75-18-27 1-52 9-75 23-22 14-40 34-53 57-10 19-16 41-17 63zM1737 0l7 300 296-157zM299 182l1441-33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5f_0" draw:display-name="Dash_0" draw:style="round" draw:dots1="1" draw:dots1-length="300%" draw:dots2="1" draw:dots2-length="300%" draw:distance="200%"/>
    <draw:stroke-dash draw:name="Dash_5f_1" draw:display-name="Dash_1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creator>Marco PÉTRÍ</dc:creator>
    <dc:date>2020-02-16T16:44:21.922000000</dc:date>
    <dc:description/>
    <dc:language>en-US</dc:language>
    <dc:subject/>
    <dc:title/>
    <meta:creation-date>2019-11-26T16:40:10Z</meta:creation-date>
    <meta:initial-creator>Makijarvi Petri</meta:initial-creator>
    <meta:keyword/>
    <meta:generator>LibreOffice/6.3.2.2$Windows_X86_64 LibreOffice_project/98b30e735bda24bc04ab42594c85f7fd8be07b9c</meta:generator>
    <meta:editing-duration>PT7M1S</meta:editing-duration>
    <meta:editing-cycles>1</meta:editing-cycles>
    <meta:document-statistic meta:object-count="120"/>
    <meta:user-defined meta:name="category"/>
    <meta:user-defined meta:name="company">ITER</meta:user-defined>
    <meta:template xlink:type="simple" xlink:actuate="onRequest" xlink:title="BASICD_M.VSTX" xlink:href=""/>
  </office:meta>
</office:document-meta>
</file>